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officeooo:rsid="000cfa15" officeooo:paragraph-rsid="000cfa15"/>
    </style:style>
    <style:style style:name="P2" style:family="paragraph" style:parent-style-name="Standard">
      <style:paragraph-properties fo:text-align="start" style:justify-single-word="false"/>
      <style:text-properties fo:font-weight="bold" officeooo:rsid="000cfa15" officeooo:paragraph-rsid="000cfa15" style:font-weight-asian="bold" style:font-weight-complex="bold"/>
    </style:style>
    <style:style style:name="P3" style:family="paragraph" style:parent-style-name="Standard">
      <style:paragraph-properties fo:text-align="center" style:justify-single-word="false"/>
      <style:text-properties fo:font-weight="bold" officeooo:rsid="000cfa15" officeooo:paragraph-rsid="000cfa15" style:font-weight-asian="bold" style:font-weight-complex="bold"/>
    </style:style>
    <style:style style:name="P4" style:family="paragraph" style:parent-style-name="Standard">
      <style:paragraph-properties fo:text-align="start" style:justify-single-word="false"/>
      <style:text-properties fo:font-weight="bold" officeooo:rsid="000ef518" officeooo:paragraph-rsid="000ef518" style:font-weight-asian="bold" style:font-weight-complex="bold"/>
    </style:style>
    <style:style style:name="P5" style:family="paragraph" style:parent-style-name="Standard">
      <style:paragraph-properties fo:text-align="start" style:justify-single-word="false"/>
      <style:text-properties fo:font-weight="bold" officeooo:rsid="001704e9" officeooo:paragraph-rsid="001704e9" style:font-weight-asian="bold" style:font-weight-complex="bold"/>
    </style:style>
    <style:style style:name="P6" style:family="paragraph" style:parent-style-name="Standard" style:list-style-name="L2">
      <style:paragraph-properties fo:text-align="start" style:justify-single-word="false"/>
      <style:text-properties fo:font-weight="bold" officeooo:rsid="0048c625" officeooo:paragraph-rsid="0048c625" style:font-weight-asian="bold" style:font-weight-complex="bold"/>
    </style:style>
    <style:style style:name="P7" style:family="paragraph" style:parent-style-name="Standard" style:list-style-name="L2">
      <style:paragraph-properties fo:text-align="start" style:justify-single-word="false"/>
      <style:text-properties fo:font-weight="bold" officeooo:rsid="0049567e" officeooo:paragraph-rsid="0049567e" style:font-weight-asian="bold" style:font-weight-complex="bold"/>
    </style:style>
    <style:style style:name="P8" style:family="paragraph" style:parent-style-name="Standard" style:list-style-name="L2">
      <style:paragraph-properties fo:text-align="start" style:justify-single-word="false"/>
      <style:text-properties fo:font-weight="bold" officeooo:rsid="004c514d" officeooo:paragraph-rsid="004c514d" style:font-weight-asian="bold" style:font-weight-complex="bold"/>
    </style:style>
    <style:style style:name="P9" style:family="paragraph" style:parent-style-name="Standard" style:list-style-name="L2">
      <style:paragraph-properties fo:text-align="start" style:justify-single-word="false"/>
      <style:text-properties fo:font-weight="bold" officeooo:rsid="004d9dba" officeooo:paragraph-rsid="004d9dba" style:font-weight-asian="bold" style:font-weight-complex="bold"/>
    </style:style>
    <style:style style:name="P10" style:family="paragraph" style:parent-style-name="Standard" style:list-style-name="L2">
      <style:paragraph-properties fo:text-align="start" style:justify-single-word="false"/>
      <style:text-properties fo:font-weight="bold" officeooo:rsid="005cd06b" officeooo:paragraph-rsid="005cd06b" style:font-weight-asian="bold" style:font-weight-complex="bold"/>
    </style:style>
    <style:style style:name="P11" style:family="paragraph" style:parent-style-name="Standard">
      <style:paragraph-properties fo:text-align="start" style:justify-single-word="false"/>
      <style:text-properties fo:font-weight="normal" officeooo:rsid="000ef518" officeooo:paragraph-rsid="000ef518" style:font-weight-asian="normal" style:font-weight-complex="normal"/>
    </style:style>
    <style:style style:name="P12" style:family="paragraph" style:parent-style-name="Standard">
      <style:paragraph-properties fo:text-align="start" style:justify-single-word="false"/>
      <style:text-properties fo:font-weight="normal" officeooo:rsid="00110c28" officeooo:paragraph-rsid="00110c28" style:font-weight-asian="normal" style:font-weight-complex="normal"/>
    </style:style>
    <style:style style:name="P13" style:family="paragraph" style:parent-style-name="Standard">
      <style:paragraph-properties fo:text-align="start" style:justify-single-word="false"/>
      <style:text-properties fo:font-weight="normal" officeooo:rsid="0011c61e" officeooo:paragraph-rsid="0011c61e" style:font-weight-asian="normal" style:font-weight-complex="normal"/>
    </style:style>
    <style:style style:name="P14" style:family="paragraph" style:parent-style-name="Standard">
      <style:paragraph-properties fo:text-align="start" style:justify-single-word="false"/>
      <style:text-properties fo:font-weight="normal" officeooo:rsid="00139383" officeooo:paragraph-rsid="00139383" style:font-weight-asian="normal" style:font-weight-complex="normal"/>
    </style:style>
    <style:style style:name="P15" style:family="paragraph" style:parent-style-name="Standard">
      <style:paragraph-properties fo:text-align="start" style:justify-single-word="false"/>
      <style:text-properties fo:font-weight="normal" officeooo:rsid="00149d30" officeooo:paragraph-rsid="00149d30" style:font-weight-asian="normal" style:font-weight-complex="normal"/>
    </style:style>
    <style:style style:name="P16" style:family="paragraph" style:parent-style-name="Standard">
      <style:paragraph-properties fo:text-align="start" style:justify-single-word="false"/>
      <style:text-properties fo:font-weight="normal" officeooo:rsid="001704e9" officeooo:paragraph-rsid="001704e9" style:font-weight-asian="normal" style:font-weight-complex="normal"/>
    </style:style>
    <style:style style:name="P17" style:family="paragraph" style:parent-style-name="Standard">
      <style:paragraph-properties fo:text-align="start" style:justify-single-word="false"/>
      <style:text-properties fo:font-weight="normal" officeooo:rsid="0017b8b2" officeooo:paragraph-rsid="0017b8b2" style:font-weight-asian="normal" style:font-weight-complex="normal"/>
    </style:style>
    <style:style style:name="P18" style:family="paragraph" style:parent-style-name="Standard" style:list-style-name="L2">
      <style:paragraph-properties fo:text-align="start" style:justify-single-word="false"/>
      <style:text-properties fo:font-weight="normal" officeooo:rsid="0048c625" officeooo:paragraph-rsid="0048c625" style:font-weight-asian="normal" style:font-weight-complex="normal"/>
    </style:style>
    <style:style style:name="P19" style:family="paragraph" style:parent-style-name="Standard" style:list-style-name="L2">
      <style:paragraph-properties fo:text-align="start" style:justify-single-word="false"/>
      <style:text-properties fo:font-weight="normal" officeooo:rsid="0049567e" officeooo:paragraph-rsid="0049567e" style:font-weight-asian="normal" style:font-weight-complex="normal"/>
    </style:style>
    <style:style style:name="P20" style:family="paragraph" style:parent-style-name="Standard" style:list-style-name="L2">
      <style:paragraph-properties fo:text-align="start" style:justify-single-word="false"/>
      <style:text-properties fo:font-weight="normal" officeooo:rsid="004a6e8c" officeooo:paragraph-rsid="004a6e8c" style:font-weight-asian="normal" style:font-weight-complex="normal"/>
    </style:style>
    <style:style style:name="P21" style:family="paragraph" style:parent-style-name="Standard" style:list-style-name="L2">
      <style:paragraph-properties fo:text-align="start" style:justify-single-word="false"/>
      <style:text-properties fo:font-weight="normal" officeooo:rsid="004c514d" officeooo:paragraph-rsid="004c514d" style:font-weight-asian="normal" style:font-weight-complex="normal"/>
    </style:style>
    <style:style style:name="P22" style:family="paragraph" style:parent-style-name="Standard" style:list-style-name="L2">
      <style:paragraph-properties fo:text-align="start" style:justify-single-word="false"/>
      <style:text-properties fo:font-weight="normal" officeooo:rsid="004d9dba" officeooo:paragraph-rsid="004d9dba" style:font-weight-asian="normal" style:font-weight-complex="normal"/>
    </style:style>
    <style:style style:name="P23" style:family="paragraph" style:parent-style-name="Standard" style:list-style-name="L2">
      <style:paragraph-properties fo:text-align="start" style:justify-single-word="false"/>
      <style:text-properties fo:font-weight="normal" officeooo:rsid="005cd06b" officeooo:paragraph-rsid="005cd06b" style:font-weight-asian="normal" style:font-weight-complex="normal"/>
    </style:style>
    <style:style style:name="P24" style:family="paragraph" style:parent-style-name="Standard">
      <style:paragraph-properties fo:text-align="start" style:justify-single-word="false"/>
      <style:text-properties fo:font-style="italic" fo:font-weight="normal" officeooo:rsid="0017b8b2" officeooo:paragraph-rsid="0017b8b2"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font-style="normal" fo:font-weight="normal" officeooo:rsid="00189f6d" officeooo:paragraph-rsid="00189f6d"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1ac2f4" officeooo:paragraph-rsid="001ac2f4" style:font-style-asian="normal" style:font-weight-asian="normal" style:font-style-complex="normal" style:font-weight-complex="normal"/>
    </style:style>
    <style:style style:name="P27" style:family="paragraph" style:parent-style-name="Standard" style:list-style-name="L1">
      <style:paragraph-properties fo:text-align="start" style:justify-single-word="false"/>
      <style:text-properties fo:font-style="normal" fo:font-weight="normal" officeooo:rsid="001b9d49" officeooo:paragraph-rsid="001b9d49"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1b9d49" officeooo:paragraph-rsid="001b9d4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1e82a9" officeooo:paragraph-rsid="001e82a9"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1e82a9" officeooo:paragraph-rsid="002af48a"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3e691e" officeooo:paragraph-rsid="003e691e" style:font-style-asian="normal" style:font-weight-asian="normal" style:font-style-complex="normal" style:font-weight-complex="normal"/>
    </style:style>
    <style:style style:name="P32" style:family="paragraph" style:parent-style-name="Standard" style:list-style-name="L2">
      <style:paragraph-properties fo:text-align="start" style:justify-single-word="false"/>
      <style:text-properties fo:font-style="normal" fo:font-weight="normal" officeooo:rsid="005ec653" officeooo:paragraph-rsid="005ec653"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63ecb3" officeooo:paragraph-rsid="0063ecb3"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bold" officeooo:rsid="001a2a77" officeooo:paragraph-rsid="001a2a77"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font-style="normal" fo:font-weight="bold" officeooo:rsid="001ac2f4" officeooo:paragraph-rsid="001ac2f4"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fo:font-weight="bold" officeooo:rsid="002af48a" officeooo:paragraph-rsid="002af48a"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fo:font-weight="bold" officeooo:rsid="0036cec9" officeooo:paragraph-rsid="0036cec9"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font-style="normal" fo:font-weight="bold" officeooo:rsid="00385459" officeooo:paragraph-rsid="00385459"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font-style="normal" fo:font-weight="bold" officeooo:rsid="003cc74b" officeooo:paragraph-rsid="003cc74b"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fo:font-weight="bold" officeooo:rsid="0045f312" officeooo:paragraph-rsid="0045f312"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font-style="normal" fo:font-weight="bold" officeooo:rsid="00562d39" officeooo:paragraph-rsid="00562d39" style:font-style-asian="normal" style:font-weight-asian="bold" style:font-style-complex="normal" style:font-weight-complex="bold"/>
    </style:style>
    <style:style style:name="P42" style:family="paragraph" style:parent-style-name="Standard" style:list-style-name="L2">
      <style:paragraph-properties fo:text-align="start" style:justify-single-word="false"/>
      <style:text-properties fo:font-style="normal" fo:font-weight="bold" officeooo:rsid="00562d39" officeooo:paragraph-rsid="005ec653"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fo:font-weight="bold" officeooo:rsid="0063ecb3" officeooo:paragraph-rsid="0063ecb3"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font-style="normal" fo:font-weight="bold" officeooo:rsid="00691a2b" officeooo:paragraph-rsid="00691a2b" style:font-style-asian="normal" style:font-weight-asian="bold" style:font-style-complex="normal" style:font-weight-complex="bold"/>
    </style:style>
    <style:style style:name="P45" style:family="paragraph" style:parent-style-name="Standard" style:list-style-name="L2">
      <style:paragraph-properties fo:text-align="start" style:justify-single-word="false"/>
      <style:text-properties fo:font-style="normal" fo:font-weight="bold" officeooo:rsid="00691a2b" officeooo:paragraph-rsid="00691a2b"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font-size="14pt" fo:font-style="normal" fo:font-weight="bold" officeooo:rsid="006ccb36" officeooo:paragraph-rsid="006ccb36" style:font-size-asian="14pt" style:font-style-asian="normal" style:font-weight-asian="bold" style:font-size-complex="14pt" style:font-style-complex="normal" style:font-weight-complex="bold"/>
    </style:style>
    <style:style style:name="P47" style:family="paragraph" style:parent-style-name="Standard">
      <style:paragraph-properties fo:text-align="center" style:justify-single-word="false"/>
      <style:text-properties fo:font-size="14pt" fo:font-weight="bold" officeooo:rsid="0048c625" officeooo:paragraph-rsid="0048c625" style:font-size-asian="14pt" style:font-weight-asian="bold" style:font-size-complex="14pt" style:font-weight-complex="bold"/>
    </style:style>
    <style:style style:name="P48" style:family="paragraph" style:parent-style-name="Standard">
      <style:paragraph-properties fo:text-align="start" style:justify-single-word="false"/>
      <style:text-properties fo:font-size="12pt" fo:font-style="normal" fo:font-weight="bold" officeooo:rsid="007597c0" officeooo:paragraph-rsid="007597c0" style:font-size-asian="10.5pt" style:font-style-asian="normal" style:font-weight-asian="bold" style:font-size-complex="12pt" style:font-style-complex="normal" style:font-weight-complex="bold"/>
    </style:style>
    <style:style style:name="P49" style:family="paragraph" style:parent-style-name="Standard" style:list-style-name="L3">
      <style:paragraph-properties fo:text-align="start" style:justify-single-word="false"/>
      <style:text-properties fo:font-size="12pt" fo:font-style="normal" fo:font-weight="bold" officeooo:rsid="007597c0" officeooo:paragraph-rsid="007597c0" style:font-size-asian="10.5pt" style:font-style-asian="normal" style:font-weight-asian="bold" style:font-size-complex="12pt" style:font-style-complex="normal" style:font-weight-complex="bold"/>
    </style:style>
    <style:style style:name="P50" style:family="paragraph" style:parent-style-name="Standard" style:list-style-name="L2">
      <style:paragraph-properties fo:text-align="start" style:justify-single-word="false"/>
      <style:text-properties fo:font-size="12pt" fo:font-style="normal" fo:font-weight="bold" officeooo:rsid="007597c0" officeooo:paragraph-rsid="008007ea" style:font-size-asian="10.5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fo:font-size="12pt" fo:font-style="normal" fo:font-weight="bold" officeooo:rsid="00810070" officeooo:paragraph-rsid="00810070" style:font-size-asian="10.5pt" style:font-style-asian="normal" style:font-weight-asian="bold" style:font-size-complex="12pt" style:font-style-complex="normal" style:font-weight-complex="bold"/>
    </style:style>
    <style:style style:name="P52" style:family="paragraph" style:parent-style-name="Standard" style:list-style-name="L2">
      <style:paragraph-properties fo:text-align="start" style:justify-single-word="false"/>
      <style:text-properties fo:font-size="12pt" fo:font-style="normal" fo:font-weight="bold" officeooo:rsid="00810070" officeooo:paragraph-rsid="0088d574" style:font-size-asian="10.5pt" style:font-style-asian="normal" style:font-weight-asian="bold" style:font-size-complex="12pt" style:font-style-complex="normal" style:font-weight-complex="bold"/>
    </style:style>
    <style:style style:name="P53" style:family="paragraph" style:parent-style-name="Standard" style:list-style-name="L2">
      <style:paragraph-properties fo:text-align="start" style:justify-single-word="false"/>
      <style:text-properties fo:font-size="12pt" fo:font-style="normal" fo:font-weight="bold" officeooo:rsid="0088d574" officeooo:paragraph-rsid="0088d574" style:font-size-asian="10.5pt" style:font-style-asian="normal" style:font-weight-asian="bold" style:font-size-complex="12pt" style:font-style-complex="normal" style:font-weight-complex="bold"/>
    </style:style>
    <style:style style:name="P54" style:family="paragraph" style:parent-style-name="Standard" style:list-style-name="L2">
      <style:paragraph-properties fo:text-align="start" style:justify-single-word="false"/>
      <style:text-properties fo:font-size="12pt" fo:font-style="normal" fo:font-weight="bold" officeooo:rsid="008a1004" officeooo:paragraph-rsid="008a1004" style:font-size-asian="10.5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fo:font-size="12pt" fo:font-style="normal" fo:font-weight="bold" officeooo:rsid="008a33a3" officeooo:paragraph-rsid="008a33a3" style:font-size-asian="10.5pt" style:font-style-asian="normal" style:font-weight-asian="bold" style:font-size-complex="12pt" style:font-style-complex="normal" style:font-weight-complex="bold"/>
    </style:style>
    <style:style style:name="P56" style:family="paragraph" style:parent-style-name="Standard" style:list-style-name="L2">
      <style:paragraph-properties fo:text-align="start" style:justify-single-word="false"/>
      <style:text-properties fo:font-size="12pt" fo:font-style="normal" fo:font-weight="bold" officeooo:rsid="0097d1b4" officeooo:paragraph-rsid="0097d1b4" style:font-size-asian="10.5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fo:font-size="12pt" fo:font-style="normal" fo:font-weight="normal" officeooo:rsid="006ccb36" officeooo:paragraph-rsid="006ccb36" style:font-size-asian="10.5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start" style:justify-single-word="false"/>
      <style:text-properties fo:font-size="12pt" fo:font-style="normal" fo:font-weight="normal" officeooo:rsid="008a1004" officeooo:paragraph-rsid="008a1004" style:font-size-asian="10.5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start" style:justify-single-word="false"/>
      <style:text-properties fo:font-size="12pt" fo:font-style="normal" fo:font-weight="normal" officeooo:rsid="0097d1b4" officeooo:paragraph-rsid="0097d1b4"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center" style:justify-single-word="false"/>
      <style:text-properties fo:font-size="22pt" fo:font-weight="bold" officeooo:rsid="000cfa15" officeooo:paragraph-rsid="000cfa15" style:font-size-asian="22pt" style:font-weight-asian="bold" style:font-size-complex="22pt" style:font-weight-complex="bold"/>
    </style:style>
    <style:style style:name="T1" style:family="text">
      <style:text-properties officeooo:rsid="000de229"/>
    </style:style>
    <style:style style:name="T2" style:family="text">
      <style:text-properties officeooo:rsid="000f689e"/>
    </style:style>
    <style:style style:name="T3" style:family="text">
      <style:text-properties officeooo:rsid="0013ccb6"/>
    </style:style>
    <style:style style:name="T4" style:family="text">
      <style:text-properties officeooo:rsid="00157cbb"/>
    </style:style>
    <style:style style:name="T5" style:family="text">
      <style:text-properties officeooo:rsid="0017b8b2"/>
    </style:style>
    <style:style style:name="T6" style:family="text">
      <style:text-properties fo:font-weight="normal" style:font-weight-asian="normal" style:font-weight-complex="normal"/>
    </style:style>
    <style:style style:name="T7" style:family="text">
      <style:text-properties fo:font-weight="normal" officeooo:rsid="002bb909" style:font-weight-asian="normal" style:font-weight-complex="normal"/>
    </style:style>
    <style:style style:name="T8" style:family="text">
      <style:text-properties fo:font-weight="normal" officeooo:rsid="002ce39e" style:font-weight-asian="normal" style:font-weight-complex="normal"/>
    </style:style>
    <style:style style:name="T9" style:family="text">
      <style:text-properties fo:font-weight="normal" officeooo:rsid="002e1f90" style:font-weight-asian="normal" style:font-weight-complex="normal"/>
    </style:style>
    <style:style style:name="T10" style:family="text">
      <style:text-properties fo:font-weight="normal" officeooo:rsid="002fe4dd" style:font-weight-asian="normal" style:font-weight-complex="normal"/>
    </style:style>
    <style:style style:name="T11" style:family="text">
      <style:text-properties fo:font-weight="normal" officeooo:rsid="00335889" style:font-weight-asian="normal" style:font-weight-complex="normal"/>
    </style:style>
    <style:style style:name="T12" style:family="text">
      <style:text-properties fo:font-weight="normal" officeooo:rsid="00385459" style:font-weight-asian="normal" style:font-weight-complex="normal"/>
    </style:style>
    <style:style style:name="T13" style:family="text">
      <style:text-properties fo:font-weight="normal" officeooo:rsid="003b97d5" style:font-weight-asian="normal" style:font-weight-complex="normal"/>
    </style:style>
    <style:style style:name="T14" style:family="text">
      <style:text-properties fo:font-weight="normal" officeooo:rsid="0047357c" style:font-weight-asian="normal" style:font-weight-complex="normal"/>
    </style:style>
    <style:style style:name="T15" style:family="text">
      <style:text-properties fo:font-weight="normal" officeooo:rsid="004842a3" style:font-weight-asian="normal" style:font-weight-complex="normal"/>
    </style:style>
    <style:style style:name="T16" style:family="text">
      <style:text-properties fo:font-weight="normal" officeooo:rsid="0048c625" style:font-weight-asian="normal" style:font-weight-complex="normal"/>
    </style:style>
    <style:style style:name="T17" style:family="text">
      <style:text-properties fo:font-weight="normal" officeooo:rsid="00501e7b" style:font-weight-asian="normal" style:font-weight-complex="normal"/>
    </style:style>
    <style:style style:name="T18" style:family="text">
      <style:text-properties fo:font-weight="normal" officeooo:rsid="00511d1e" style:font-weight-asian="normal" style:font-weight-complex="normal"/>
    </style:style>
    <style:style style:name="T19" style:family="text">
      <style:text-properties fo:font-weight="normal" officeooo:rsid="0051a30f" style:font-weight-asian="normal" style:font-weight-complex="normal"/>
    </style:style>
    <style:style style:name="T20" style:family="text">
      <style:text-properties fo:font-weight="normal" officeooo:rsid="00526da0" style:font-weight-asian="normal" style:font-weight-complex="normal"/>
    </style:style>
    <style:style style:name="T21" style:family="text">
      <style:text-properties fo:font-weight="normal" officeooo:rsid="00544eb4" style:font-weight-asian="normal" style:font-weight-complex="normal"/>
    </style:style>
    <style:style style:name="T22" style:family="text">
      <style:text-properties fo:font-weight="normal" officeooo:rsid="0056fb72" style:font-weight-asian="normal" style:font-weight-complex="normal"/>
    </style:style>
    <style:style style:name="T23" style:family="text">
      <style:text-properties fo:font-weight="normal" officeooo:rsid="0058f499" style:font-weight-asian="normal" style:font-weight-complex="normal"/>
    </style:style>
    <style:style style:name="T24" style:family="text">
      <style:text-properties fo:font-weight="normal" officeooo:rsid="0059ecab" style:font-weight-asian="normal" style:font-weight-complex="normal"/>
    </style:style>
    <style:style style:name="T25" style:family="text">
      <style:text-properties fo:font-weight="normal" officeooo:rsid="005aefe5" style:font-weight-asian="normal" style:font-weight-complex="normal"/>
    </style:style>
    <style:style style:name="T26" style:family="text">
      <style:text-properties fo:font-weight="normal" officeooo:rsid="005cbb00" style:font-weight-asian="normal" style:font-weight-complex="normal"/>
    </style:style>
    <style:style style:name="T27" style:family="text">
      <style:text-properties fo:font-weight="normal" officeooo:rsid="005d85a5" style:font-weight-asian="normal" style:font-weight-complex="normal"/>
    </style:style>
    <style:style style:name="T28" style:family="text">
      <style:text-properties fo:font-weight="normal" officeooo:rsid="00602495" style:font-weight-asian="normal" style:font-weight-complex="normal"/>
    </style:style>
    <style:style style:name="T29" style:family="text">
      <style:text-properties fo:font-weight="normal" officeooo:rsid="0061e378" style:font-weight-asian="normal" style:font-weight-complex="normal"/>
    </style:style>
    <style:style style:name="T30" style:family="text">
      <style:text-properties fo:font-weight="normal" officeooo:rsid="00620bac" style:font-weight-asian="normal" style:font-weight-complex="normal"/>
    </style:style>
    <style:style style:name="T31" style:family="text">
      <style:text-properties fo:font-weight="normal" officeooo:rsid="006aea72" style:font-weight-asian="normal" style:font-weight-complex="normal"/>
    </style:style>
    <style:style style:name="T32" style:family="text">
      <style:text-properties fo:font-weight="normal" officeooo:rsid="0076c8f8" style:font-weight-asian="normal" style:font-weight-complex="normal"/>
    </style:style>
    <style:style style:name="T33" style:family="text">
      <style:text-properties fo:font-weight="normal" officeooo:rsid="007a3eb9" style:font-weight-asian="normal" style:font-weight-complex="normal"/>
    </style:style>
    <style:style style:name="T34" style:family="text">
      <style:text-properties fo:font-weight="normal" officeooo:rsid="007b7124" style:font-weight-asian="normal" style:font-weight-complex="normal"/>
    </style:style>
    <style:style style:name="T35" style:family="text">
      <style:text-properties fo:font-weight="normal" officeooo:rsid="007c9af7" style:font-weight-asian="normal" style:font-weight-complex="normal"/>
    </style:style>
    <style:style style:name="T36" style:family="text">
      <style:text-properties fo:font-weight="normal" officeooo:rsid="007dc93d" style:font-weight-asian="normal" style:font-weight-complex="normal"/>
    </style:style>
    <style:style style:name="T37" style:family="text">
      <style:text-properties fo:font-weight="normal" officeooo:rsid="007f4efa" style:font-weight-asian="normal" style:font-weight-complex="normal"/>
    </style:style>
    <style:style style:name="T38" style:family="text">
      <style:text-properties fo:font-weight="normal" officeooo:rsid="008251d7" style:font-weight-asian="normal" style:font-weight-complex="normal"/>
    </style:style>
    <style:style style:name="T39" style:family="text">
      <style:text-properties fo:font-weight="normal" officeooo:rsid="0083f9c5" style:font-weight-asian="normal" style:font-weight-complex="normal"/>
    </style:style>
    <style:style style:name="T40" style:family="text">
      <style:text-properties fo:font-weight="normal" officeooo:rsid="008405e9" style:font-weight-asian="normal" style:font-weight-complex="normal"/>
    </style:style>
    <style:style style:name="T41" style:family="text">
      <style:text-properties fo:font-weight="normal" officeooo:rsid="008499ed" style:font-weight-asian="normal" style:font-weight-complex="normal"/>
    </style:style>
    <style:style style:name="T42" style:family="text">
      <style:text-properties fo:font-weight="normal" officeooo:rsid="00861aac" style:font-weight-asian="normal" style:font-weight-complex="normal"/>
    </style:style>
    <style:style style:name="T43" style:family="text">
      <style:text-properties fo:font-weight="normal" officeooo:rsid="0086dc12" style:font-weight-asian="normal" style:font-weight-complex="normal"/>
    </style:style>
    <style:style style:name="T44" style:family="text">
      <style:text-properties fo:font-weight="normal" officeooo:rsid="008c1c5e" style:font-weight-asian="normal" style:font-weight-complex="normal"/>
    </style:style>
    <style:style style:name="T45" style:family="text">
      <style:text-properties fo:font-weight="normal" officeooo:rsid="008db718" style:font-weight-asian="normal" style:font-weight-complex="normal"/>
    </style:style>
    <style:style style:name="T46" style:family="text">
      <style:text-properties fo:font-weight="normal" officeooo:rsid="008fb28b" style:font-weight-asian="normal" style:font-weight-complex="normal"/>
    </style:style>
    <style:style style:name="T47" style:family="text">
      <style:text-properties fo:font-weight="normal" officeooo:rsid="008fb965" style:font-weight-asian="normal" style:font-weight-complex="normal"/>
    </style:style>
    <style:style style:name="T48" style:family="text">
      <style:text-properties fo:font-weight="normal" officeooo:rsid="009043da" style:font-weight-asian="normal" style:font-weight-complex="normal"/>
    </style:style>
    <style:style style:name="T49" style:family="text">
      <style:text-properties fo:font-weight="normal" officeooo:rsid="0091c0f3" style:font-weight-asian="normal" style:font-weight-complex="normal"/>
    </style:style>
    <style:style style:name="T50" style:family="text">
      <style:text-properties fo:font-weight="normal" officeooo:rsid="0092d866" style:font-weight-asian="normal" style:font-weight-complex="normal"/>
    </style:style>
    <style:style style:name="T51" style:family="text">
      <style:text-properties fo:font-weight="normal" officeooo:rsid="00935ca6" style:font-weight-asian="normal" style:font-weight-complex="normal"/>
    </style:style>
    <style:style style:name="T52" style:family="text">
      <style:text-properties fo:font-weight="normal" officeooo:rsid="009475cf" style:font-weight-asian="normal" style:font-weight-complex="normal"/>
    </style:style>
    <style:style style:name="T53" style:family="text">
      <style:text-properties fo:font-weight="normal" officeooo:rsid="0095de37" style:font-weight-asian="normal" style:font-weight-complex="normal"/>
    </style:style>
    <style:style style:name="T54" style:family="text">
      <style:text-properties fo:font-weight="normal" officeooo:rsid="0097b04f" style:font-weight-asian="normal" style:font-weight-complex="normal"/>
    </style:style>
    <style:style style:name="T55" style:family="text">
      <style:text-properties officeooo:rsid="001b9d49"/>
    </style:style>
    <style:style style:name="T56" style:family="text">
      <style:text-properties officeooo:rsid="001ca836"/>
    </style:style>
    <style:style style:name="T57" style:family="text">
      <style:text-properties officeooo:rsid="001fecd6"/>
    </style:style>
    <style:style style:name="T58" style:family="text">
      <style:text-properties officeooo:rsid="00205150"/>
    </style:style>
    <style:style style:name="T59" style:family="text">
      <style:text-properties officeooo:rsid="0025b187"/>
    </style:style>
    <style:style style:name="T60" style:family="text">
      <style:text-properties officeooo:rsid="002711c1"/>
    </style:style>
    <style:style style:name="T61" style:family="text">
      <style:text-properties officeooo:rsid="0028f2fc"/>
    </style:style>
    <style:style style:name="T62" style:family="text">
      <style:text-properties officeooo:rsid="002e1f90"/>
    </style:style>
    <style:style style:name="T63" style:family="text">
      <style:text-properties fo:font-weight="bold" officeooo:rsid="00648c6b" style:font-weight-asian="bold" style:font-weight-complex="bold"/>
    </style:style>
    <style:style style:name="T64" style:family="text">
      <style:text-properties fo:font-weight="bold" officeooo:rsid="00668af5" style:font-weight-asian="bold" style:font-weight-complex="bold"/>
    </style:style>
    <style:style style:name="T65" style:family="text">
      <style:text-properties fo:font-weight="bold" officeooo:rsid="0068aada" style:font-weight-asian="bold" style:font-weight-complex="bold"/>
    </style:style>
    <style:style style:name="T66" style:family="text">
      <style:text-properties fo:font-weight="bold" officeooo:rsid="0078b1f3" style:font-weight-asian="bold" style:font-weight-complex="bold"/>
    </style:style>
    <style:style style:name="T67" style:family="text">
      <style:text-properties officeooo:rsid="002fe4dd"/>
    </style:style>
    <style:style style:name="T68" style:family="text">
      <style:text-properties officeooo:rsid="003ee457"/>
    </style:style>
    <style:style style:name="T69" style:family="text">
      <style:text-properties officeooo:rsid="003faa84"/>
    </style:style>
    <style:style style:name="T70" style:family="text">
      <style:text-properties officeooo:rsid="0040e79f"/>
    </style:style>
    <style:style style:name="T71" style:family="text">
      <style:text-properties officeooo:rsid="004411d7"/>
    </style:style>
    <style:style style:name="T72" style:family="text">
      <style:text-properties officeooo:rsid="004a6e8c"/>
    </style:style>
    <style:style style:name="T73" style:family="text">
      <style:text-properties officeooo:rsid="004b139c"/>
    </style:style>
    <style:style style:name="T74" style:family="text">
      <style:text-properties officeooo:rsid="005aefe5"/>
    </style:style>
    <style:style style:name="T75" style:family="text">
      <style:text-properties officeooo:rsid="005d85a5"/>
    </style:style>
    <style:style style:name="T76" style:family="text">
      <style:text-properties officeooo:rsid="00620bac"/>
    </style:style>
    <style:style style:name="T77" style:family="text">
      <style:text-properties officeooo:rsid="0064245b"/>
    </style:style>
    <style:style style:name="T78" style:family="text">
      <style:text-properties officeooo:rsid="00648c6b"/>
    </style:style>
    <style:style style:name="T79" style:family="text">
      <style:text-properties officeooo:rsid="00668af5"/>
    </style:style>
    <style:style style:name="T80" style:family="text">
      <style:text-properties officeooo:rsid="006863ea"/>
    </style:style>
    <style:style style:name="T81" style:family="text">
      <style:text-properties officeooo:rsid="0068aada"/>
    </style:style>
    <style:style style:name="T82" style:family="text">
      <style:text-properties officeooo:rsid="006ec777"/>
    </style:style>
    <style:style style:name="T83" style:family="text">
      <style:text-properties officeooo:rsid="00722660"/>
    </style:style>
    <style:style style:name="T84" style:family="text">
      <style:text-properties officeooo:rsid="00774aca"/>
    </style:style>
    <style:style style:name="T85" style:family="text">
      <style:text-properties officeooo:rsid="0078b1f3"/>
    </style:style>
    <style:style style:name="T86" style:family="text">
      <style:text-properties officeooo:rsid="007b7124"/>
    </style:style>
    <style:style style:name="T87" style:family="text">
      <style:text-properties officeooo:rsid="008007ea"/>
    </style:style>
    <style:style style:name="T88" style:family="text">
      <style:text-properties officeooo:rsid="008405e9"/>
    </style:style>
    <style:style style:name="T89" style:family="text">
      <style:text-properties officeooo:rsid="00861aac"/>
    </style:style>
    <style:style style:name="T90" style:family="text">
      <style:text-properties officeooo:rsid="0091c0f3"/>
    </style:style>
    <style:style style:name="T91" style:family="text">
      <style:text-properties officeooo:rsid="0092d866"/>
    </style:style>
    <style:style style:name="T92" style:family="text">
      <style:text-properties officeooo:rsid="009475cf"/>
    </style:style>
    <style:style style:name="T93" style:family="text">
      <style:text-properties officeooo:rsid="0097b0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Github <text:span text:style-name="T3">Mastery</text:span></text:p>
      <text:p text:style-name="P3"/>
      <text:p text:style-name="P47">Command index:</text:p>
      <text:list xml:id="list1706360040" text:style-name="L2">
        <text:list-item>
          <text:p text:style-name="P6">git checkout</text:p>
          <text:list>
            <text:list-item>
              <text:p text:style-name="P18">moves header pointer from one commit to another</text:p>
            </text:list-item>
            <text:list-item>
              <text:p text:style-name="P18">moves data from repository into working area based on the commit you checked out</text:p>
            </text:list-item>
          </text:list>
        </text:list-item>
        <text:list-item>
          <text:p text:style-name="P6">git add</text:p>
          <text:list>
            <text:list-item>
              <text:p text:style-name="P6"><text:span text:style-name="T6">simply moves data from the working area to the index</text:span></text:p>
            </text:list-item>
          </text:list>
        </text:list-item>
        <text:list-item>
          <text:p text:style-name="P7">git status</text:p>
          <text:list>
            <text:list-item>
              <text:p text:style-name="P19">see if working area is up to date with the index area</text:p>
            </text:list-item>
          </text:list>
        </text:list-item>
        <text:list-item>
          <text:p text:style-name="P8">git diff</text:p>
          <text:list>
            <text:list-item>
              <text:p text:style-name="P21">more-detailed comparison of working area to index area</text:p>
            </text:list-item>
          </text:list>
        </text:list-item>
        <text:list-item>
          <text:p text:style-name="P7">git diff --<text:span text:style-name="T72">cached</text:span></text:p>
          <text:list>
            <text:list-item>
              <text:p text:style-name="P20">shows difference between the index (things that you added) and the repository (things that you’ve committed). <text:span text:style-name="T73">Is more-detailed than git status</text:span></text:p>
            </text:list-item>
          </text:list>
        </text:list-item>
        <text:list-item>
          <text:p text:style-name="P9">branch</text:p>
          <text:list>
            <text:list-item>
              <text:p text:style-name="P22">list branches or commits that you can move your header-pointer to with checkout</text:p>
            </text:list-item>
          </text:list>
        </text:list-item>
        <text:list-item>
          <text:p text:style-name="P10">git rm</text:p>
          <text:list>
            <text:list-item>
              <text:p text:style-name="P23">removes file from index AND working area (undoes a ‘git add’ AND tries to remove the file)</text:p>
              <text:list>
                <text:list-item>
                  <text:p text:style-name="P23">there are safety features to prevent you from git rm’ing files that are not in the respository yet</text:p>
                </text:list-item>
              </text:list>
            </text:list-item>
          </text:list>
        </text:list-item>
        <text:list-item>
          <text:p text:style-name="P42"><text:span text:style-name="T75">git rm –cached</text:span></text:p>
          <text:list>
            <text:list-item>
              <text:p text:style-name="P32">removes a file from the staging area (index) but NOT the working area. Basically JUST undoes a ‘git add’</text:p>
            </text:list-item>
          </text:list>
        </text:list-item>
        <text:list-item>
          <text:p text:style-name="P45">git mv</text:p>
          <text:list>
            <text:list-item>
              <text:p text:style-name="P45"><text:span text:style-name="T6">tries to rename/move a file in the working area AND the index</text:span></text:p>
              <text:list>
                <text:list-item>
                  <text:p text:style-name="P45"><text:span text:style-name="T6">it’s better to just ‘git add’ both the new file and the non-existant old file </text:span><text:span text:style-name="T31">(yes you can do this)</text:span><text:span text:style-name="T6"> to sync up the index and working area</text:span></text:p>
                </text:list-item>
              </text:list>
            </text:list-item>
          </text:list>
        </text:list-item>
        <text:list-item>
          <text:p text:style-name="P50"><text:span text:style-name="T87">git reset –hard </text:span><text:span text:style-name="T33"><text:s/></text:span></text:p>
          <text:list>
            <text:list-item>
              <text:p text:style-name="P50"><text:span text:style-name="T33">will copy data from the new current-commit into the working area and index area.</text:span></text:p>
              <text:list>
                <text:list-item>
                  <text:p text:style-name="P52"><text:span text:style-name="T42">Git reset <text:s/>--hard &lt;commit hash&gt;</text:span></text:p>
                  <text:list>
                    <text:list-item>
                      <text:p text:style-name="P53"><text:span text:style-name="T42">t</text:span><text:span text:style-name="T6">his will set your working area and index BACK IN TIME to a commit that you had. The commits SINCE that commit will eventually be deleted as garbage</text:span></text:p>
                    </text:list-item>
                  </text:list>
                </text:list-item>
              </text:list>
            </text:list-item>
          </text:list>
        </text:list-item>
        <text:list-item>
          <text:p text:style-name="P50"><text:span text:style-name="T87">git Reset –mixed </text:span></text:p>
          <text:list>
            <text:list-item>
              <text:p text:style-name="P50"><text:span text:style-name="T34">will copy data from the new current commit to the index BUT won’t touchyour current working area. This is the default option</text:span></text:p>
            </text:list-item>
          </text:list>
        </text:list-item>
        <text:list-item>
          <text:p text:style-name="P50"><text:span text:style-name="T87">git reset –soft </text:span><text:span text:style-name="T34"><text:s/></text:span></text:p>
          <text:list>
            <text:list-item>
              <text:p text:style-name="P50"><text:span text:style-name="T34">doesn’t touch the other areas. It just moves the branch and doesn’t touch the index or working area.</text:span></text:p>
            </text:list-item>
          </text:list>
        </text:list-item>
        <text:list-item>
          <text:p text:style-name="P56">git reset HEAD</text:p>
          <text:list>
            <text:list-item>
              <text:p text:style-name="P56"><text:span text:style-name="T6">copies</text:span> <text:span text:style-name="T6">data from the current repository (where HEADER is pointing) into the staging area (index) but NOT the working area</text:span></text:p>
            </text:list-item>
          </text:list>
        </text:list-item>
        <text:list-item>
          <text:p text:style-name="P56">git reset –hard HEAD</text:p>
          <text:list>
            <text:list-item>
              <text:p text:style-name="P59">same as above only this will update the working area as well</text:p>
              <text:list>
                <text:list-item>
                  <text:p text:style-name="P59">very popular command to say “just undo everything and set me up as the last commit was set for”</text:p>
                </text:list-item>
              </text:list>
            </text:list-item>
          </text:list>
        </text:list-item>
        <text:list-item>
          <text:p text:style-name="P54">git log</text:p>
          <text:list>
            <text:list-item>
              <text:p text:style-name="P58"><text:soft-page-break/>print commits and their hashes</text:p>
            </text:list-item>
          </text:list>
        </text:list-item>
      </text:list>
      <text:p text:style-name="P2">Mastering Git intro:</text:p>
      <text:p text:style-name="P1"><text:tab/>We will use sophisticated commands and at the end hopefully be a git master. This course will allow you to know github at a level where you can lead your team and become a power-user. <text:span text:style-name="T1">This is an advanced git course, not for the basics. It also focuses the “git way of thinking”.</text:span></text:p>
      <text:p text:style-name="P1"/>
      <text:p text:style-name="P4">The four areas of git:</text:p>
      <text:p text:style-name="P11"><text:tab/><text:span text:style-name="T2">There is no point in memorizing the tons of git commands as there is always ‘git help’ - we will focus on “the way that git thinks” and what really happens when you do these common operations.</text:span></text:p>
      <text:p text:style-name="P11"/>
      <text:p text:style-name="P12"><text:tab/>If git was an onion this lesson would be about cooking the onion. We don’t talk about how git stores your data, we talk about how git moves your data and manages it. </text:p>
      <text:p text:style-name="P12"/>
      <text:p text:style-name="P13">You move data across four areas:</text:p>
      <text:p text:style-name="P13">1. introduction</text:p>
      <text:p text:style-name="P13">2. Basic workflow</text:p>
      <text:p text:style-name="P13">3. git reset (all about it) one of the most powerful and confusing commands in git.</text:p>
      <text:p text:style-name="P13">4. advanced git tools</text:p>
      <text:p text:style-name="P14">5. exploring the history of a project</text:p>
      <text:p text:style-name="P14">6. fixing mistakes</text:p>
      <text:p text:style-name="P14">7. finding YOUR workflow for YOUR team (fluffy he says)</text:p>
      <text:p text:style-name="P14"/>
      <text:p text:style-name="P15"><text:tab/>The entire course will be used through the command-line. <text:span text:style-name="T4">Believe it or not, it’s just easier this way to become a git master.</text:span></text:p>
      <text:p text:style-name="P15"/>
      <text:p text:style-name="P5">The Four Areas:</text:p>
      <text:p text:style-name="P16">1. Working area</text:p>
      <text:p text:style-name="P16"><text:tab/>where you keep your current files and folders</text:p>
      <text:p text:style-name="P16">2. Repository</text:p>
      <text:p text:style-name="P16"><text:tab/>‘main area where you store entire history of the project’</text:p>
      <text:p text:style-name="P16"><text:tab/>‘<text:span text:style-name="T5">most important area’</text:span></text:p>
      <text:p text:style-name="P17">3. Index</text:p>
      <text:p text:style-name="P17"><text:tab/>‘where you put your files before your commit’</text:p>
      <text:p text:style-name="P17"><text:tab/>essential to understand how to use this</text:p>
      <text:p text:style-name="P17">4. Stash</text:p>
      <text:p text:style-name="P17"><text:tab/>‘temporary storage area’</text:p>
      <text:p text:style-name="P17"><text:tab/>useful, but not nearly as important as the others</text:p>
      <text:p text:style-name="P17"/>
      <text:p text:style-name="P17"><text:tab/>Two important questions for every single git command.</text:p>
      <text:p text:style-name="P24">How does this command move information across the four areas?</text:p>
      <text:p text:style-name="P24">How does this command change the Repository?</text:p>
      <text:p text:style-name="P25"><text:tab/>It doesn’t matter how scary a command looks. If you can answer these two questions you’ll be able to master git.</text:p>
      <text:p text:style-name="P25"/>
      <text:p text:style-name="P34">Quick review of the working area:</text:p>
      <text:p text:style-name="P34"><text:tab/><text:span text:style-name="T6">The project on the filesystem. You work here, test here, etc…</text:span></text:p>
      <text:p text:style-name="P34"><text:span text:style-name="T6"><text:tab/>Let’s make and edit some random file. Git doesn’t care too much about the working area at any time. Git respects it, avoids destroying it, but in this training we’ll see a few commands that will </text:span><text:soft-page-break/><text:span text:style-name="T6">destroy the working area. Don’t assume data is safe until it’s committed. Once you commit, it’s stored into the important area. The repository.</text:span></text:p>
      <text:p text:style-name="P34"><text:span text:style-name="T6"/></text:p>
      <text:p text:style-name="P35">The repository:</text:p>
      <text:p text:style-name="P35"><text:tab/>ls -la to see the .git directory</text:p>
      <text:p text:style-name="P26"><text:tab/>the most important part of this sub-directory is the ‘objects’ database in the objects folder. <text:span text:style-name="T55">There are a few different kinds of objects in here.</text:span></text:p>
      <text:list xml:id="list3328968850" text:style-name="L1">
        <text:list-item>
          <text:p text:style-name="P27">Trees</text:p>
          <text:list>
            <text:list-item>
              <text:p text:style-name="P27">represent folders</text:p>
            </text:list-item>
          </text:list>
        </text:list-item>
        <text:list-item>
          <text:p text:style-name="P27">blob</text:p>
          <text:list>
            <text:list-item>
              <text:p text:style-name="P27">represents files</text:p>
            </text:list-item>
          </text:list>
        </text:list-item>
        <text:list-item>
          <text:p text:style-name="P27">commits</text:p>
          <text:list>
            <text:list-item>
              <text:p text:style-name="P27">represents… commits</text:p>
            </text:list-item>
          </text:list>
        </text:list-item>
      </text:list>
      <text:p text:style-name="P28"/>
      <text:p text:style-name="P28"><text:tab/>These commit points to trees which point to blobs. <text:span text:style-name="T56">Each commit is a snapshot of your working area at a certain point in time. Two commits can share the same object if the object has not changed!! That’s the way that git stores changes to your files and directories. Keep this in mind.</text:span></text:p>
      <text:p text:style-name="P28"/>
      <text:p text:style-name="P29"><text:tab/>Each commit is also pointing to its parent commit to create a history. Everything eventually pointing down to the first commit in the chain. <text:span text:style-name="T57">So if each commit is a snapshot, and the commit history is a history of your project history through snapshots, that’s awesome.</text:span></text:p>
      <text:p text:style-name="P29"><text:tab/><text:span text:style-name="T58">A BRANCH is a reference to a commit. A branch is the entry-point to a history of commits! You can have multiple slices of history. The same commits can belong to multiple branches this way.</text:span></text:p>
      <text:p text:style-name="P29"><text:tab/><text:span text:style-name="T59">There is a special pointer called “HEAD”. There can be only one “HEAD”. It’s usually pointing to a commit which is the ‘current’ branch. If you move ‘head’ (checking out another branch) then you move current-commits.</text:span></text:p>
      <text:p text:style-name="P29"><text:tab/><text:span text:style-name="T60">Sometimes you do operations to make commits not-reachable. Git eventually deletes this garbage.</text:span></text:p>
      <text:p text:style-name="P30"><text:tab/><text:span text:style-name="T61">That was a very quick recap of the working area and the repository.</text:span></text:p>
      <text:p text:style-name="P30"/>
      <text:p text:style-name="P36">The Index:</text:p>
      <text:p text:style-name="P36"><text:tab/><text:span text:style-name="T6">The index is also called the “Staging area”. You don’t go right from the working area to the repository, you stage it first in the index area! </text:span></text:p>
      <text:p text:style-name="P36"><text:span text:style-name="T6"><text:tab/>If you run ‘git status’ you’ll see that there’s nothing new in the working area. We’ll call this the “clean status”. The working area, index, and repo are all aligned!</text:span></text:p>
      <text:p text:style-name="P36"><text:span text:style-name="T6"><text:tab/></text:span><text:span text:style-name="T7">These files are in the current commit of the repository. The folders are trees and the files are blobs. Keep this in mind.</text:span></text:p>
      <text:p text:style-name="P36"><text:span text:style-name="T7"><text:tab/></text:span><text:span text:style-name="T8">If you look in the subgit directory you’ll see its a binary file you can’t see. So you have to visualize.</text:span></text:p>
      <text:p text:style-name="P36"><text:span text:style-name="T8"><text:tab/>Right now the index is seen as a staging area right? You add them into the index, you launch them into the repository by committing. You need to think of it differently.</text:span></text:p>
      <text:p text:style-name="P36"><text:span text:style-name="T8"><text:tab/>Index is ‘just another area that holds everything’.</text:span></text:p>
      <text:p text:style-name="P36"><text:span text:style-name="T8"><text:tab/>A clean state in ‘git status’ doesn’t mean that the index is empty, it just means that the index contains the same files and folders as the repository. It’s a small mental shift BUT it’s important. </text:span><text:span text:style-name="T9">The three areas are currently all alligned.</text:span></text:p>
      <text:p text:style-name="P36"><text:span text:style-name="T9"><text:tab/></text:span><text:span text:style-name="T62">‘git diff’ - </text:span><text:span text:style-name="T9">shows difference between stages. </text:span><text:span text:style-name="T10">Instead we should compare the index with the repository.</text:span></text:p>
      <text:p text:style-name="P36"><text:span text:style-name="T10"><text:tab/>‘</text:span><text:span text:style-name="T67">git diff –cached’ </text:span><text:span text:style-name="T10">- this option shows the difference between the index (things you’ve changed) and the repository (things you’ve committed)</text:span></text:p>
      <text:p text:style-name="P36"><text:soft-page-break/><text:span text:style-name="T10"><text:tab/></text:span><text:span text:style-name="T11">Trying out ‘git diff –cached’ is amazing (two dashes there btw). It shows the differences between things i’ve staged for commit vs the things that I’ve actually committed. It’s like a middleman from ‘git status’</text:span></text:p>
      <text:p text:style-name="P36"><text:span text:style-name="T11"/></text:p>
      <text:p text:style-name="P37">The Basic Workflow:</text:p>
      <text:p text:style-name="P37"><text:span text:style-name="T6"><text:tab/></text:span><text:span text:style-name="T12">Remember the two golden questions?</text:span></text:p>
      <text:p text:style-name="P38"><text:span text:style-name="T6">1. How does this command move information across the four areas?</text:span></text:p>
      <text:p text:style-name="P38"><text:span text:style-name="T6">2. How does this command change the repository?</text:span></text:p>
      <text:p text:style-name="P38"><text:span text:style-name="T6"/></text:p>
      <text:p text:style-name="P38"><text:span text:style-name="T6"><text:tab/></text:span><text:span text:style-name="T13">Let’s look at these commands through the scope of these two questions.</text:span></text:p>
      <text:p text:style-name="P38"><text:span text:style-name="T13"/></text:p>
      <text:p text:style-name="P39">Moving Data ‘to the right’:</text:p>
      <text:p text:style-name="P31"><text:tab/>You already know the basic workflow of git. Edit file, stage file, commit file.</text:p>
      <text:p text:style-name="P31"><text:tab/><text:span text:style-name="T68">Let’s make an edit to a text file in our branch.</text:span></text:p>
      <text:p text:style-name="P31"><text:tab/><text:span text:style-name="T69">Git status will tell us that the file has been staged but it’s not in the index yet! It’s been modified. Let’s add it. Check git diff as well.</text:span></text:p>
      <text:p text:style-name="P31"><text:tab/><text:span text:style-name="T69">Git add &lt;file&gt; will do this. You know that. Now git status will show that it’s staged and in the index and the index looks in sync with the working area.</text:span></text:p>
      <text:p text:style-name="P31"><text:tab/><text:span text:style-name="T70">Git commt – let’s commit it, copying it from the index to the respository. We’ve y.moved the file from the working area, to the index, to the repository. As a result, git diff will show no difference nor will git diff –cached. We’re in the clean state again.</text:span></text:p>
      <text:p text:style-name="P31"><text:tab/><text:span text:style-name="T71">Git commit also updates the current branch and creates a new commit altogether. It moves data and also changes the repository. By contrast, ‘git add’ just moves data and doesn’t touch the repository</text:span></text:p>
      <text:p text:style-name="P31"/>
      <text:p text:style-name="P40">Moving Data ‘to the left’:</text:p>
      <text:p text:style-name="P40"><text:tab/><text:span text:style-name="T14">How do we move data backwards? There is a common one! CHECKOUT!</text:span></text:p>
      <text:p text:style-name="P40"><text:span text:style-name="T14"><text:tab/>Git checkout moves the header-reference to another branch</text:span></text:p>
      <text:p text:style-name="P40"><text:span text:style-name="T14"><text:tab/>Git checkout also takes data from the new current commit and copies the data from the repo to the index to the working area!</text:span></text:p>
      <text:p text:style-name="P40"><text:span text:style-name="T14"/></text:p>
      <text:p text:style-name="P40"><text:span text:style-name="T14"><text:tab/></text:span><text:span text:style-name="T15">Run ‘git branch’ to view our branches! Let’s look at some. </text:span><text:span text:style-name="T16">Make sure to commit first so there’s some branches here to look at! And be aware of where your header is.</text:span></text:p>
      <text:p text:style-name="P40"><text:span text:style-name="T16"><text:tab/>‘</text:span><text:span text:style-name="T17">Head’ is pointing to the ‘master’ branch when we’re here.</text:span></text:p>
      <text:p text:style-name="P40"><text:span text:style-name="T17"><text:tab/>Let’s check out a new branch.</text:span></text:p>
      <text:p text:style-name="P40"><text:span text:style-name="T17"><text:tab/>The head moves and the repository has been altered by the checkout! Now the repo is the new branch but index and working area has changed! (the repo did NOT change, just we’re looking at different trees and blobs)</text:span></text:p>
      <text:p text:style-name="P40"><text:span text:style-name="T17"><text:tab/></text:span><text:span text:style-name="T18">Now the index and working area were updated as well. </text:span></text:p>
      <text:p text:style-name="P40"><text:span text:style-name="T18"><text:tab/></text:span><text:span text:style-name="T19">Back to the master branch.</text:span></text:p>
      <text:p text:style-name="P40"><text:span text:style-name="T19"><text:tab/></text:span><text:span text:style-name="T20">We already knew ‘checkout’ - but now we have a better understanding for what it does. Do not confuse ‘git’ with ‘github’! </text:span><text:span text:style-name="T21">This is not something you’ve done many times at work.</text:span></text:p>
      <text:p text:style-name="P40"><text:span text:style-name="T21"/></text:p>
      <text:p text:style-name="P41">Removing Files:</text:p>
      <text:p text:style-name="P41"><text:span text:style-name="T6"><text:tab/>Let’s make a new file and fill it with some text. I plan to commit it, so let’s git add it so it’s over in the index now! </text:span><text:span text:style-name="T22">Git status confirms. It’s in the working area and index, but not in the repository yet.</text:span></text:p>
      <text:p text:style-name="P41"><text:span text:style-name="T22"><text:tab/></text:span><text:span text:style-name="T23">Now, what if we change our mind. What if we want to remove the file from the index BUT remove it from the index??? </text:span><text:span text:style-name="T24">Maybe we want to commit something FIRST but keep this file in the working area? How can we accomplish this?</text:span></text:p>
      <text:p text:style-name="P41"><text:soft-page-break/><text:span text:style-name="T24"><text:tab/></text:span><text:span text:style-name="T25">g</text:span><text:span text:style-name="T74">it rm – </text:span><text:span text:style-name="T25">is actually NOT the answer…. Git rm will try to delete the file from the working area AND the index. It’s destructive, </text:span><text:span text:style-name="T26">but has safety features if the file is not in project-history.</text:span></text:p>
      <text:p text:style-name="P41"><text:span text:style-name="T26"><text:tab/><text:tab/>→</text:span><text:span text:style-name="T27"> you can force this removal with –f orrr can remove it from the index alone with –cached</text:span></text:p>
      <text:p text:style-name="P41"><text:span text:style-name="T27"><text:tab/></text:span><text:span text:style-name="T75">git rm –cached </text:span><text:span text:style-name="T27">is what we want to use! This will remove the file from the staging area (the index) but NOT the working area!!! </text:span><text:span text:style-name="T28">You ‘unstage’ the file.</text:span></text:p>
      <text:p text:style-name="P41"><text:span text:style-name="T28"><text:tab/></text:span><text:span text:style-name="T29">To recap, git rm is not the opposite of git add. Git rm –cached (two dashes) is the true opposite of ‘add’. Seems confusing, but trust it for now.</text:span></text:p>
      <text:p text:style-name="P41"><text:span text:style-name="T29"><text:tab/></text:span><text:span text:style-name="T30">After you’ve successfully removed your file from the index, you can just use regular </text:span><text:span text:style-name="T76">rm </text:span><text:span text:style-name="T30">to get rid of the file from the working area and git status will show you have returned to a clean state.</text:span></text:p>
      <text:p text:style-name="P41"><text:span text:style-name="T30"/></text:p>
      <text:p text:style-name="P43"><text:span text:style-name="T77">Moving and </text:span>Renaming Files:</text:p>
      <text:p text:style-name="P33"><text:tab/><text:span text:style-name="T77">Like linux, renaming a file is just ‘moving it in-place’. It’s the same here.</text:span></text:p>
      <text:p text:style-name="P33"><text:tab/><text:span text:style-name="T78">Let’s say we want to change the name of one of our files that’s been there for a while? Let’s rename it normally in the working area with </text:span><text:span text:style-name="T63">mv</text:span></text:p>
      <text:p text:style-name="P33"><text:span text:style-name="T78"><text:tab/>Now let’s try </text:span><text:span text:style-name="T63">git status –</text:span><text:span text:style-name="T78"> it’s confused? It sees a deleted file and a new file. This isn’t quite true! How can we explain to git that these two files are the same file with the same name?</text:span></text:p>
      <text:p text:style-name="P33"><text:tab/><text:span text:style-name="T78">First let’s move the new file into the index with </text:span><text:span text:style-name="T63">git add </text:span></text:p>
      <text:p text:style-name="P33"><text:span text:style-name="T78"><text:tab/>Now (hold onto your hats) </text:span><text:span text:style-name="T63">git add the old file name –</text:span><text:span text:style-name="T78"> yes seriously. We’re git add’ing something no longer in the working area. So if the working area doesn’t have it, it overrides the data in the index with nothing! Now we have the same data in the working area and the index. </text:span><text:span text:style-name="T64">Git status </text:span><text:span text:style-name="T79">now understands automatically that this was a rename after doing this! The ‘new’ file is now a ‘renamed’ file! That’s pretty smart. It works for renaming AND moving.</text:span></text:p>
      <text:p text:style-name="P33"><text:tab/><text:span text:style-name="T80">You can also use this to change AND rename files at the same time. Unless you completely change a file ENTIRELY, git can tell when you’re moving/renaming a file that has a few edits as well. It just works.</text:span></text:p>
      <text:p text:style-name="P33"><text:tab/><text:span text:style-name="T81">SO. </text:span><text:span text:style-name="T65">git add the renamed/moved file</text:span><text:span text:style-name="T81"> then </text:span><text:span text:style-name="T65">git add the old file that no longer exists</text:span></text:p>
      <text:p text:style-name="P33"><text:span text:style-name="T65"><text:tab/>git mv </text:span><text:span text:style-name="T81">attempts to wrap all of this up but the instructor notes that it’s better to use the multiple git add’s as it’s better to follow through with what’s happening this way.</text:span></text:p>
      <text:p text:style-name="P33"/>
      <text:p text:style-name="P44">A Quick Summary<text:span text:style-name="T6">:</text:span></text:p>
      <text:p text:style-name="P44"><text:span text:style-name="T6"><text:tab/>‘add’ copies data from working area to index</text:span></text:p>
      <text:p text:style-name="P44"><text:span text:style-name="T6"><text:tab/>‘commit’ copies data from the index into the repository and creates new objects in the repo</text:span></text:p>
      <text:p text:style-name="P44"><text:span text:style-name="T6"><text:tab/>‘checkout’ copies data from the repository into the indexd and the working area</text:span></text:p>
      <text:p text:style-name="P44"><text:span text:style-name="T6"><text:tab/>‘remove’ takes data out of working area AND index</text:span></text:p>
      <text:p text:style-name="P44"><text:span text:style-name="T6"><text:tab/>‘mv’ tries moving data in the working area AND the index</text:span></text:p>
      <text:p text:style-name="P44"><text:span text:style-name="T6"/></text:p>
      <text:p text:style-name="P44"><text:span text:style-name="T6"/></text:p>
      <text:p text:style-name="P44"><text:span text:style-name="T6"/></text:p>
      <text:p text:style-name="P46">NEW MODULE: Understanding ‘Reset’:</text:p>
      <text:p text:style-name="P57"><text:tab/>Git reset is one of the most-powerful tools that git has. Understanding it will make you a power-user. Make sure to understand what it does.</text:p>
      <text:p text:style-name="P57"><text:tab/><text:span text:style-name="T66">Reset </text:span><text:span text:style-name="T85">is the main tool that explicitly just moves a branch.</text:span></text:p>
      <text:p text:style-name="P57"><text:tab/><text:span text:style-name="T82">To understand it you need to understand the way that branches work and the four stages of git. The good news is that we just reviewed it above so we’re ready to go.</text:span></text:p>
      <text:p text:style-name="P57"><text:tab/><text:span text:style-name="T83">Reset also has many many use-cases, so examples might not be so relatable at first. You end up thinking that it must be a very complex command, but this isn’t true.</text:span></text:p>
      <text:p text:style-name="P57"/>
      <text:p text:style-name="P48">Commands that move branches, <text:span text:style-name="T84">and why reset is different</text:span>:</text:p>
      <text:list xml:id="list1334040590" text:style-name="L3">
        <text:list-item>
          <text:p text:style-name="P49"><text:soft-page-break/><text:span text:style-name="T6">commit</text:span></text:p>
          <text:list>
            <text:list-item>
              <text:p text:style-name="P49"><text:span text:style-name="T6">creates new commit and moves branch to point at the new commit</text:span></text:p>
            </text:list-item>
          </text:list>
        </text:list-item>
        <text:list-item>
          <text:p text:style-name="P49"><text:span text:style-name="T6">merge</text:span></text:p>
        </text:list-item>
        <text:list-item>
          <text:p text:style-name="P49"><text:span text:style-name="T6">rebase</text:span></text:p>
        </text:list-item>
        <text:list-item>
          <text:p text:style-name="P49"><text:span text:style-name="T6">pull</text:span></text:p>
          <text:list>
            <text:list-item>
              <text:p text:style-name="P49"><text:span text:style-name="T6">gets new commits from the remote and updates the remote branches</text:span></text:p>
            </text:list-item>
          </text:list>
        </text:list-item>
        <text:list-item>
          <text:p text:style-name="P49"><text:span text:style-name="T6">others…</text:span></text:p>
        </text:list-item>
      </text:list>
      <text:p text:style-name="P48"><text:span text:style-name="T6"><text:tab/>These all move branches BUT only as a side-effect of creating/pulling new commits… what if there is an operation that explicitly just moves a branch? That is </text:span>reset</text:p>
      <text:p text:style-name="P48"><text:span text:style-name="T6"><text:tab/>The first step of rest is that it moves a branch (generally the current branch that ‘head’ is pointing to) and moves it to a new commit. </text:span><text:span text:style-name="T32">Head points to the same branch (master, say) but it comes along for the ride as the branch looks at a new commit.</text:span></text:p>
      <text:p text:style-name="P48"><text:span text:style-name="T32"><text:tab/></text:span><text:span text:style-name="T86">Git reset –hard </text:span><text:span text:style-name="T33"><text:s/>will copy data from the new current-commit into the working area and index area.</text:span></text:p>
      <text:p text:style-name="P48"><text:span text:style-name="T33"><text:tab/></text:span><text:span text:style-name="T86">Git Reset –mixed </text:span><text:span text:style-name="T34">will copy data from the new current commit to the index BUT won’t touchyour current working area. This is the default option</text:span></text:p>
      <text:p text:style-name="P48"><text:span text:style-name="T34"><text:tab/></text:span><text:span text:style-name="T86">Git reset –soft <text:s/></text:span><text:span text:style-name="T34">doesn’t touch the other areas. It just moves the branch and doesn’t touch the index or working area.</text:span></text:p>
      <text:p text:style-name="P48"><text:span text:style-name="T34"><text:tab/>Reset moves the current branch and optionally copies data from the repository to the other areas.</text:span></text:p>
      <text:p text:style-name="P48"><text:span text:style-name="T34"><text:tab/></text:span><text:span text:style-name="T35">This module will be looking deeper into </text:span><text:span text:style-name="T36">the use-cases of the powerful reset command. </text:span><text:span text:style-name="T37">Let’s look at a few practical examples.</text:span></text:p>
      <text:p text:style-name="P48"><text:span text:style-name="T37"/></text:p>
      <text:p text:style-name="P51">A Real Git Reset Example:</text:p>
      <text:p text:style-name="P51"><text:tab/><text:span text:style-name="T38">First let’s make a few changes to the working area and index.</text:span></text:p>
      <text:p text:style-name="P51"><text:span text:style-name="T38"><text:tab/>We have the current commit (master). The head pointer is pointing at master and it’s looking at our current commit. Now, let’s suppose we want to add something to a file. Add the line to your file. So menu is changed in the working area.</text:span></text:p>
      <text:p text:style-name="P51"><text:span text:style-name="T38"><text:tab/>Now add it to stage it to the index area.</text:span></text:p>
      <text:p text:style-name="P51"><text:span text:style-name="T38"><text:tab/>Now commit it. <text:s/>Git creates a NEW commit, and it moves current branch (and head pointer of course) up to THAT commit.</text:span></text:p>
      <text:p text:style-name="P51"><text:span text:style-name="T38"><text:tab/></text:span><text:span text:style-name="T39">NOW let’s add a new line to another file into the working area. Git add and git commit it. Awesome, now we’ve got a new commit.</text:span></text:p>
      <text:p text:style-name="P51"><text:span text:style-name="T39"><text:tab/></text:span><text:span text:style-name="T40">Now suppose we need to go back to the initial commit and change that FIRST change that we made. </text:span><text:span text:style-name="T88">Unfortunately we have two commits that reference this bad commit we want to remove.</text:span><text:span text:style-name="T34"> </text:span><text:span text:style-name="T41">This is the strength of git reset. We can go back in time and fix things.</text:span></text:p>
      <text:p text:style-name="P51"><text:span text:style-name="T41"><text:tab/></text:span><text:span text:style-name="T89">Git reset <text:s/>--hard &lt;commit hash&gt;</text:span></text:p>
      <text:p text:style-name="P51"><text:tab/><text:tab/>→<text:span text:style-name="T89"> </text:span><text:span text:style-name="T42">takes you back in time and moves master back to the previous commit</text:span></text:p>
      <text:p text:style-name="P51"><text:span text:style-name="T42"><text:tab/><text:tab/>→ head follows it</text:span></text:p>
      <text:p text:style-name="P51"><text:span text:style-name="T42"><text:tab/><text:tab/>→ since it’s a hard reset, the old versions of the files are moved to both the working directory and the index</text:span></text:p>
      <text:p text:style-name="P51"><text:span text:style-name="T42"><text:tab/><text:tab/>→</text:span><text:span text:style-name="T43"> the two commits that have no branch pointing to them will eventually be garbage that is removed</text:span></text:p>
      <text:p text:style-name="P51"><text:span text:style-name="T43"/></text:p>
      <text:p text:style-name="P55">More Git Reset Examples:</text:p>
      <text:p text:style-name="P55"><text:tab/><text:span text:style-name="T6">So we know git reset is about moving the header to other commits throughout the history of commits. </text:span><text:span text:style-name="T44">Last time we saw a hard reset revert an entire project to the state it was two commits back in time. </text:span><text:span text:style-name="T45">There are many more reasons to use git reset.</text:span></text:p>
      <text:p text:style-name="P55"><text:soft-page-break/><text:span text:style-name="T45"><text:tab/></text:span><text:span text:style-name="T46">Starting from a clean status – suppose we edit a file, stage the edit with git add, and THEN change out mind and we want to clean the stage file? </text:span><text:span text:style-name="T47">We want these in our working area BUT we want them removed from the staging area. </text:span><text:span text:style-name="T90">git rm –cached </text:span><text:span text:style-name="T48">is a way to do this, </text:span><text:span text:style-name="T49">however git recommends using reset for this.</text:span></text:p>
      <text:p text:style-name="P55"><text:span text:style-name="T49"><text:tab/></text:span><text:span text:style-name="T91">Git reset HEAD</text:span><text:span text:style-name="T50"> will move the current branch to be pointing at the same branch that head is. </text:span><text:span text:style-name="T51">The second step of a regular reset will move data TO THE LEFT from the repository to the index but NOT to the working area. And the result is that it unstages all of the changes!</text:span></text:p>
      <text:p text:style-name="P55"><text:span text:style-name="T51"><text:tab/>OH I GET IT! </text:span><text:span text:style-name="T52">It’s resetting to head (current commit in repo) which is the same branch that you’re currently on so the SECOND part of a default </text:span><text:span text:style-name="T92">git reset </text:span><text:span text:style-name="T52">is to sync up the repo and the staging area (index) !!! </text:span><text:span text:style-name="T53">this leaves the working area untouched.</text:span></text:p>
      <text:p text:style-name="P55"><text:span text:style-name="T53"><text:tab/></text:span><text:span text:style-name="T93">Git reset –hard HEAD <text:s/></text:span><text:span text:style-name="T54">does the same thing BUT it resets the working area as well! It’s a popular command, but a destructive one (be careful). It says “please reset me to the current com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0T19:53:58.477661453</meta:creation-date>
    <dc:date>2018-01-01T22:56:43.440146296</dc:date>
    <meta:editing-duration>P2DT2H51M34S</meta:editing-duration>
    <meta:editing-cycles>122</meta:editing-cycles>
    <meta:generator>LibreOffice/5.4.4.2$Linux_X86_64 LibreOffice_project/40m0$Build-2</meta:generator>
    <meta:document-statistic meta:table-count="0" meta:image-count="0" meta:object-count="0" meta:page-count="7" meta:paragraph-count="181" meta:word-count="3059" meta:character-count="16418" meta:non-whitespace-character-count="13469"/>
  </office:meta>
</office:document-meta>
</file>